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0b19db" officeooo:paragraph-rsid="000b19db" style:text-blinking="false" fo:background-color="transparent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b19db" officeooo:paragraph-rsid="000b19db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5 Days Training Day 3 Project Docker</text:p>
      <text:p text:style-name="P2"/>
      <text:h text:style-name="P1" text:outline-level="3"><text:bookmark text:name="docs-internal-guid-4315dd92-7fff-a7af-3572-6224ba1cecb1"/>Docker Project 01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11T17:55:25.534809538</dc:date>
    <meta:editing-duration>PT7H31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0" meta:character-count="54" meta:non-whitespace-character-count="46"/>
  </office:meta>
</office:document-meta>
</file>